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f9e9b" officeooo:paragraph-rsid="001f9e9b" style:font-weight-asian="bold" style:font-weight-complex="bold"/>
    </style:style>
    <style:style style:name="P2" style:family="paragraph" style:parent-style-name="Standard">
      <style:text-properties fo:font-weight="bold" officeooo:rsid="001f9e9b" officeooo:paragraph-rsid="002229be" style:font-weight-asian="bold" style:font-weight-complex="bold"/>
    </style:style>
    <style:style style:name="P3" style:family="paragraph" style:parent-style-name="Standard">
      <style:text-properties fo:font-weight="bold" officeooo:rsid="001f9e9b" officeooo:paragraph-rsid="00286af5" style:font-weight-asian="bold" style:font-weight-complex="bold"/>
    </style:style>
    <style:style style:name="P4" style:family="paragraph" style:parent-style-name="Standard">
      <style:text-properties fo:font-weight="bold" officeooo:rsid="002035a2" officeooo:paragraph-rsid="002035a2" style:font-weight-asian="bold" style:font-weight-complex="bold"/>
    </style:style>
    <style:style style:name="P5" style:family="paragraph" style:parent-style-name="Standard">
      <style:text-properties fo:font-weight="bold" officeooo:rsid="002035a2" officeooo:paragraph-rsid="002229be" style:font-weight-asian="bold" style:font-weight-complex="bold"/>
    </style:style>
    <style:style style:name="P6" style:family="paragraph" style:parent-style-name="Standard">
      <style:text-properties fo:font-weight="bold" officeooo:rsid="002035a2" officeooo:paragraph-rsid="00286af5" style:font-weight-asian="bold" style:font-weight-complex="bold"/>
    </style:style>
    <style:style style:name="P7" style:family="paragraph" style:parent-style-name="Standard">
      <style:text-properties fo:font-weight="bold" officeooo:rsid="002229be" officeooo:paragraph-rsid="002229be" style:font-weight-asian="bold" style:font-weight-complex="bold"/>
    </style:style>
    <style:style style:name="P8" style:family="paragraph" style:parent-style-name="Standard">
      <style:text-properties fo:font-weight="bold" officeooo:rsid="002229be" officeooo:paragraph-rsid="00286af5" style:font-weight-asian="bold" style:font-weight-complex="bold"/>
    </style:style>
    <style:style style:name="P9" style:family="paragraph" style:parent-style-name="Standard">
      <style:text-properties fo:font-weight="normal" officeooo:rsid="002035a2" officeooo:paragraph-rsid="002035a2" style:font-weight-asian="normal" style:font-weight-complex="normal"/>
    </style:style>
    <style:style style:name="P10" style:family="paragraph" style:parent-style-name="Standard">
      <style:text-properties fo:font-weight="normal" officeooo:rsid="002035a2" officeooo:paragraph-rsid="002229be" style:font-weight-asian="normal" style:font-weight-complex="normal"/>
    </style:style>
    <style:style style:name="P11" style:family="paragraph" style:parent-style-name="Standard">
      <style:text-properties fo:font-weight="normal" officeooo:rsid="002035a2" officeooo:paragraph-rsid="00286af5" style:font-weight-asian="normal" style:font-weight-complex="normal"/>
    </style:style>
    <style:style style:name="P12" style:family="paragraph" style:parent-style-name="Standard">
      <style:text-properties fo:font-weight="normal" officeooo:rsid="002229be" officeooo:paragraph-rsid="002229be" style:font-weight-asian="normal" style:font-weight-complex="normal"/>
    </style:style>
    <style:style style:name="P13" style:family="paragraph" style:parent-style-name="Standard">
      <style:text-properties officeooo:paragraph-rsid="002229be"/>
    </style:style>
    <style:style style:name="P14" style:family="paragraph" style:parent-style-name="Standard">
      <style:text-properties officeooo:paragraph-rsid="00286af5"/>
    </style:style>
    <style:style style:name="P15" style:family="paragraph" style:parent-style-name="Standard">
      <style:paragraph-properties fo:break-before="page"/>
      <style:text-properties fo:font-weight="bold" officeooo:rsid="001f9e9b" officeooo:paragraph-rsid="002229be" style:font-weight-asian="bold" style:font-weight-complex="bold"/>
    </style:style>
    <style:style style:name="P16" style:family="paragraph" style:parent-style-name="Standard">
      <style:paragraph-properties fo:break-before="page"/>
      <style:text-properties fo:font-weight="bold" officeooo:rsid="001f9e9b" officeooo:paragraph-rsid="00286af5" style:font-weight-asian="bold" style:font-weight-complex="bold"/>
    </style:style>
    <style:style style:name="P17" style:family="paragraph" style:parent-style-name="Standard">
      <style:text-properties officeooo:paragraph-rsid="00288f02"/>
    </style:style>
    <style:style style:name="P18" style:family="paragraph" style:parent-style-name="Standard">
      <style:text-properties officeooo:rsid="002c7ad2" officeooo:paragraph-rsid="002ae19d"/>
    </style:style>
    <style:style style:name="P19" style:family="paragraph" style:parent-style-name="Standard">
      <style:text-properties fo:font-weight="bold" officeooo:rsid="002afd9e" officeooo:paragraph-rsid="002ae19d" style:font-weight-asian="bold" style:font-weight-complex="bold"/>
    </style:style>
    <style:style style:name="P20" style:family="paragraph" style:parent-style-name="Standard">
      <style:text-properties officeooo:paragraph-rsid="002ae19d"/>
    </style:style>
    <style:style style:name="P21" style:family="paragraph" style:parent-style-name="Standard">
      <style:text-properties officeooo:paragraph-rsid="002dab6a"/>
    </style:style>
    <style:style style:name="P22" style:family="paragraph" style:parent-style-name="Standard">
      <style:paragraph-properties fo:break-before="page"/>
      <style:text-properties officeooo:paragraph-rsid="002ae19d"/>
    </style:style>
    <style:style style:name="T1" style:family="text">
      <style:text-properties officeooo:rsid="001ed071"/>
    </style:style>
    <style:style style:name="T2" style:family="text">
      <style:text-properties officeooo:rsid="001f9e9b"/>
    </style:style>
    <style:style style:name="T3" style:family="text">
      <style:text-properties officeooo:rsid="0023834e"/>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officeooo:rsid="002c42dd" style:font-style-asian="normal" style:font-style-complex="normal"/>
    </style:style>
    <style:style style:name="T7" style:family="text">
      <style:text-properties fo:font-style="normal" officeooo:rsid="002dab6a" style:font-style-asian="normal" style:font-style-complex="normal"/>
    </style:style>
    <style:style style:name="T8" style:family="text">
      <style:text-properties fo:font-style="normal" fo:font-weight="normal" officeooo:rsid="002229be" style:font-style-asian="normal" style:font-weight-asian="normal" style:font-style-complex="normal" style:font-weight-complex="normal"/>
    </style:style>
    <style:style style:name="T9" style:family="text">
      <style:text-properties fo:font-style="normal" fo:font-weight="normal" officeooo:rsid="00288f02" style:font-style-asian="normal" style:font-weight-asian="normal" style:font-style-complex="normal" style:font-weight-complex="normal"/>
    </style:style>
    <style:style style:name="T10" style:family="text">
      <style:text-properties fo:font-style="normal" fo:font-weight="normal" officeooo:rsid="002afd9e" style:font-style-asian="normal" style:font-weight-asian="normal" style:font-style-complex="normal" style:font-weight-complex="normal"/>
    </style:style>
    <style:style style:name="T11" style:family="text">
      <style:text-properties fo:font-style="normal" fo:font-weight="normal" officeooo:rsid="002dab6a" style:font-style-asian="normal" style:font-weight-asian="normal" style:font-style-complex="normal" style:font-weight-complex="normal"/>
    </style:style>
    <style:style style:name="T12" style:family="text">
      <style:text-properties fo:font-style="normal" fo:font-weight="normal" officeooo:rsid="002c42dd"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officeooo:rsid="002229be" style:font-style-asian="normal" style:font-weight-asian="bold" style:font-style-complex="normal" style:font-weight-complex="bold"/>
    </style:style>
    <style:style style:name="T15" style:family="text">
      <style:text-properties fo:font-style="normal" fo:font-weight="bold" officeooo:rsid="002afd9e" style:font-style-asian="normal" style:font-weight-asian="bold" style:font-style-complex="normal" style:font-weight-complex="bold"/>
    </style:style>
    <style:style style:name="T16" style:family="text">
      <style:text-properties fo:font-style="normal" fo:font-weight="bold" officeooo:rsid="002c7ad2" style:font-style-asian="normal" style:font-weight-asian="bold" style:font-style-complex="normal" style:font-weight-complex="bold"/>
    </style:style>
    <style:style style:name="T17" style:family="text">
      <style:text-properties officeooo:rsid="002dab6a"/>
    </style:style>
    <style:style style:name="T18"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Standard">(((((((((((((((<text:span text:style-name="T1">(</text:span>(motion[Title/Abstract]) OR motions[Title/Abstract]) OR “Articular range of motion”[Title/Abstract]) OR “joint range of motion”[Title/Abstract]) OR “joint flexibility”[Title/Abstract]) OR “range of motion”[Title/Abstract]) OR “range of movement”[Title/Abstract]) OR “articular arthrometry”[Title/Abstract]) OR “articular goniometry”[Title/Abstract]) OR movement[Title/Abstract]) OR movements[Title/Abstract]) OR kinesis[Title/Abstract]) OR kineses[Title/Abstract]) OR kinematics[Title/Abstract]) OR “scapular kinematics”[Title/Abstract]) OR “scapulothoracic kinematics”[Title/Abstract])<text:span text:style-name="T1">)</text:span> OR ((((<text:span text:style-name="T2">((</text:span>“motion”[MeSH Terms]<text:span text:style-name="T2">)</text:span> OR“range of motion, articular”[MeSH Terms]) OR “arthrometry, articular”[MeSH Terms]) OR “movement”[MeSH Terms]) OR “kinesis”[MeSH Terms]))</text:p>
      <text:p text:style-name="Standard"/>
      <text:p text:style-name="P1">#2</text:p>
      <text:p text:style-name="Standard">((“scapula”[MeSH] OR “scapulothoracic”[Tiab] OR “scapulohumeral”[Tiab] OR “scapula”[Tiab]))</text:p>
      <text:p text:style-name="Standard"/>
      <text:p text:style-name="P4">#3</text:p>
      <text:p text:style-name="P9">(((((((((“physical examination”[MeSH Terms]) OR “diagnostic tests, routine”[MeSH Terms]) OR “anatomic landmarks”[MeSH Terms]) OR “delayed diagnosis”[MeSH Terms]) OR “diagnosis, differential”[MeSH Terms]) OR “diagnostic imaging”[MeSH Terms]) OR “diagnostic errors”[MeSH Terms])) OR ((((((((((((((((((((((“physical examination”[Title/Abstract]) OR “physical examinations”[Title/Abstract]) OR (“physical examinations and diagnoses”[Title/Abstract])) OR “routine diagnostic tests”[Title/Abstract]) OR “routine diagnostic test”[Title/Abstract]) OR “diagnostic test”[Title/Abstract]) OR “diagnostic tests”[Title/Abstract]) OR “anatomic landmarks”[Title/Abstract]) OR “anatomic landmark”[Title/Abstract]) OR “delayed diagnosis”[Title/Abstract]) OR “delayed diagnoses”[Title/Abstract]) OR “late diagnosis”[Title/Abstract]) OR “late diagnoses”[Title/Abstract]) OR “differential diagnosis”[Title/Abstract]) OR “differential diagnoses”[Title/Abstract]) OR “diagnostic errors”[Title/Abstract]) OR “diagnostic error”[Title/Abstract]) OR misdiagnosis[Title/Abstract]) OR misdiagnoses[Title/Abstract]) OR “diagnostic imaging”[Title/Abstract]) OR “medical imaging”[Title/Abstract]))))</text:p>
      <text:p text:style-name="P9"/>
      <text:p text:style-name="P4">#4</text:p>
      <text:p text:style-name="P9">instrumentation[sh] OR methods[sh] OR “Validation Studies”[pt] OR “Comparative Study”[pt] OR “psychometrics”[MeSH] OR psychometr*[tiab] OR clinimetr*[tw] OR clinometr*[tw] OR “outcome assessment (health care)”[MeSH] OR “outcome assessment”[tiab] OR “outcome measure*”[tw] OR “observer variation”[MeSH] OR “observer variation”[tiab] OR “Health Status Indicators”[Mesh] OR “reproducibility of results”[MeSH] OR reproducib*[tiab] OR “discriminant analysis”[MeSH] OR reliab*[tiab] OR unreliab*[tiab] OR valid*[tiab] OR “coefficient of variation”[tiab] OR coefficient[tiab] OR homogeneity[tiab] OR homogeneous[tiab] OR “internal consistency”[tiab] OR (cronbach*[tiab] AND (alpha[tiab] OR alphas[tiab])) OR (item[tiab] AND (correlation*[tiab] OR selection*[tiab] OR reduction*[tiab])) OR agreement[tw] OR precision[tw] OR imprecision[tw] OR “precise values”[tw] OR test-retest[tiab] OR (test[tiab] AND retest[tiab]) OR (reliab*[tiab] AND (test[tiab] OR retest[tiab])) OR stability[tiab] OR interrater[tiab] OR interrater[tiab] OR intrarater[tiab] OR intrarater[tiab] OR intertester[tiab] OR intertester[tiab] OR intratester[tiab] OR within-tester[tiab] OR interobserver[tiab] OR interobserver[tiab] OR intraobserver[tiab] OR intraobserver[tiab] OR intertechnician[tiab] OR intertechnician[tiab] OR intratechnician[tiab] OR intratechnician[tiab] OR interexaminer[tiab] OR interexaminer[tiab] OR intraexaminer[tiab] OR intraexaminer[tiab] OR interassay[tiab] OR interassay[tiab] OR intraassay[tiab] OR intraassay[tiab] OR interindividual[tiab] OR interindividual[tiab] OR intraindividual[tiab] OR intraindividual[tiab] OR interparticipant[tiab] OR interparticipant[tiab] OR intraparticipant[tiab] OR intraparticipant[tiab] OR kappa[tiab] OR kappa’s[tiab] OR kappas[tiab] OR repeatab*[tw] OR ((replicab*[tw] OR repeated[tw]) AND (measure[tw] OR measures[tw] OR findings[tw] OR result[tw] OR results[tw] OR test[tw] OR tests[tw])) OR generaliza*[tiab] OR <text:soft-page-break/>generalisa*[tiab] OR concordance[tiab] OR (intraclass[tiab] AND correlation*[tiab]) OR discriminative[tiab] OR “known group”[tiab] OR “factor analysis”[tiab] OR “factor analyses”[tiab] OR “factor structure”[tiab] OR “factor structures”[tiab] OR dimension*[tiab] OR subscale*[tiab] OR (multitrait[tiab] AND scaling[tiab] AND (analysis[tiab] OR analyses[tiab])) OR “item discriminant”[tiab] OR “interscale correlation*”[tiab] OR error[tiab] OR errors[tiab] OR “individual variability”[tiab] OR “interval variability”[tiab] OR “rate variability”[tiab] OR (variability[tiab] AND (analysis[tiab] OR values[tiab])) OR (uncertainty[tiab] AND (measurement[tiab] OR measuring[tiab])) OR “standard error of measurement”[tiab] OR sensitiv*[tiab] OR responsive*[tiab] OR (limit[tiab] AND detection[tiab]) OR “minimal detectable concentration”[tiab] OR interpretab*[tiab] OR ((minimal[tiab] OR minimally[tiab] OR clinical[tiab] OR clinically[tiab]) AND (important[tiab] OR significant[tiab] OR detectable[tiab]) AND (change[tiab] OR difference[tiab])) OR (small*[tiab] AND (real[tiab] OR detectable[tiab]) AND (change[tiab] OR difference[tiab])) OR “meaningful change”[tiab] OR “ceiling effect”[tiab] OR “floor effect”[tiab] OR “Item response model”[tiab] OR IRT[tiab] OR Rasch[tiab] OR “Differential item functioning”[tiab] OR DIF[tiab] OR “computer adaptive testing”[tiab] OR “item bank”[tiab] OR “cross-cultural equivalence”[tiab]</text:p>
      <text:p text:style-name="P9"/>
      <text:p text:style-name="P7">#5</text:p>
      <text:p text:style-name="P12">(“addresses”[Publication Type] OR “biography”[Publication Type] OR “case reports”[Publication Type] OR “comment”[Publication Type] OR “directory”[Publication Type] OR “editorial”[Publication Type] OR “festschrift”[Publication Type] OR “interview”[Publication Type] OR “lectures”[Publication Type] OR “legal cases”[Publication Type] OR “legislation”[Publication Type] OR “letter”[Publication Type] OR “news”[Publication Type] OR “newspaper article”[Publication Type] OR “patient education handout”[Publication Type] OR “popular works”[Publication Type] OR “congresses”[Publication Type] OR “consensus development conference”[Publication Type] OR “consensus development conference, nih”[Publication Type] OR “practice guideline”[Publication Type]) NOT (“animals”[MeSH Terms] NOT “humans”[MeSH Terms])</text:p>
      <text:p text:style-name="P15">#1</text:p>
      <text:p text:style-name="P13">((((((((((“Articular range of motion”[Title/Abstract]) OR “joint range of motion”[Title/Abstract]) OR “joint flexibility”[Title/Abstract]) OR “range of motion”[Title/Abstract]) OR “range of movement”[Title/Abstract]) OR “articular arthrometry”[Title/Abstract]) OR “articular goniometry”[Title/Abstract]) OR “scapular kinematics”[Title/Abstract]) OR “scapulothoracic kinematics”[Title/Abstract])<text:span text:style-name="T1">)</text:span> OR ((<text:span text:style-name="T2">(</text:span>“range of motion, articular”[MeSH Terms]) OR “arthrometry, articular”[MeSH Terms]))</text:p>
      <text:p text:style-name="P13"/>
      <text:p text:style-name="P2">#2</text:p>
      <text:p text:style-name="P13">((“scapula”[MeSH] OR “scapulothoracic”[Tiab] OR “scapulohumeral”[Tiab] OR “scapula”[Tiab]))</text:p>
      <text:p text:style-name="P13"/>
      <text:p text:style-name="P5">#3</text:p>
      <text:p text:style-name="P10">(((((((((“physical examination”[MeSH Terms]) OR “diagnostic tests, routine”[MeSH Terms]) OR “anatomic landmarks”[MeSH Terms]) OR “delayed diagnosis”[MeSH Terms]) OR “diagnosis, differential”[MeSH Terms]) OR “diagnostic imaging”[MeSH Terms]) OR “diagnostic errors”[MeSH Terms])) OR ((((((((((((((((((((((“physical examination”[Title/Abstract]) OR “physical examinations”[Title/Abstract]) OR (“physical examinations and diagnoses”[Title/Abstract])) OR “routine diagnostic tests”[Title/Abstract]) OR “routine diagnostic test”[Title/Abstract]) OR “diagnostic test”[Title/Abstract]) OR “diagnostic tests”[Title/Abstract]) OR “anatomic landmarks”[Title/Abstract]) OR “anatomic landmark”[Title/Abstract]) OR “delayed diagnosis”[Title/Abstract]) OR “delayed diagnoses”[Title/Abstract]) OR “late diagnosis”[Title/Abstract]) OR “late diagnoses”[Title/Abstract]) OR “differential diagnosis”[Title/Abstract]) OR “differential diagnoses”[Title/Abstract]) OR “diagnostic errors”[Title/Abstract]) OR “diagnostic error”[Title/Abstract]) OR misdiagnosis[Title/Abstract]) OR misdiagnoses[Title/Abstract]) OR “diagnostic imaging”[Title/Abstract]) OR “medical imaging”[Title/Abstract])))) <text:span text:style-name="T3">OR ((“Physical Examination” [Mesh] OR Physical Examination OR “Examinations, Physical” OR “Physical </text:span>Examinations” OR “Physical Exam” OR “Exam, Physical” OR “Exams, Physical” OR “Physical Exams” OR “Examination, Physical” OR “Physical Examinations and Diagnoses” OR Measure OR Measurement OR “Clinical Outcome” OR “Exercise Test” “Physical Examination”[Mesh] OR “Physical Examination” OR “Examinations, Physical” OR “Physical Examinations” OR “Physical Exam” OR “Exam, Physical” OR “Exams, Physical” OR “Physical Exams” OR “Examination, Physical” OR “Physical Examinations and Diagnoses”<text:span text:style-name="T3">)) OR ((Quantitative OR Scale OR “Measure; Measurement” OR “Measurements; Evaluation” OR </text:span>Rating OR “<text:span text:style-name="T3">D</text:span>iagnosis, ComputerAssisted / instrumentation” OR “Diagnosis, Computer-<text:span text:style-name="T3">A</text:span>ssisted / methods<text:span text:style-name="T3">))</text:span></text:p>
      <text:p text:style-name="P10"/>
      <text:p text:style-name="P5">#4</text:p>
      <text:p text:style-name="P10">instrumentation[sh] OR methods[sh] OR “Validation Studies”[pt] OR “Comparative Study”[pt] OR “psychometrics”[MeSH] OR psychometr*[tiab] OR clinimetr*[tw] OR clinometr*[tw] OR “outcome assessment (health care)”[MeSH] OR “outcome assessment”[tiab] OR “outcome measure*”[tw] OR “observer variation”[MeSH] OR “observer variation”[tiab] OR “Health Status Indicators”[Mesh] OR “reproducibility of results”[MeSH] OR reproducib*[tiab] OR “discriminant analysis”[MeSH] OR reliab*[tiab] OR unreliab*[tiab] OR valid*[tiab] OR “coefficient of variation”[tiab] OR coefficient[tiab] OR homogeneity[tiab] OR homogeneous[tiab] OR “internal consistency”[tiab] OR (cronbach*[tiab] AND (alpha[tiab] OR alphas[tiab])) OR (item[tiab] AND (correlation*[tiab] OR selection*[tiab] OR reduction*[tiab])) OR agreement[tw] OR precision[tw] OR imprecision[tw] OR “precise values”[tw] OR test-retest[tiab] OR (test[tiab] AND retest[tiab]) OR (reliab*[tiab] AND (test[tiab] OR retest[tiab])) OR stability[tiab] OR interrater[tiab] OR interrater[tiab] OR intrarater[tiab] OR intrarater[tiab] OR intertester[tiab] OR intertester[tiab] OR intratester[tiab] OR within-tester[tiab] OR interobserver[tiab] OR interobserver[tiab] OR intraobserver[tiab] OR intraobserver[tiab] OR intertechnician[tiab] OR intertechnician[tiab] OR intratechnician[tiab] OR intratechnician[tiab] OR interexaminer[tiab] OR interexaminer[tiab] OR <text:soft-page-break/>intraexaminer[tiab] OR intraexaminer[tiab] OR interassay[tiab] OR interassay[tiab] OR intraassay[tiab] OR intraassay[tiab] OR interindividual[tiab] OR interindividual[tiab] OR intraindividual[tiab] OR intraindividual[tiab] OR interparticipant[tiab] OR interparticipant[tiab] OR intraparticipant[tiab] OR intraparticipant[tiab] OR kappa[tiab] OR kappa’s[tiab] OR kappas[tiab] OR repeatab*[tw] OR ((replicab*[tw] OR repeated[tw]) AND (measure[tw] OR measures[tw] OR findings[tw] OR result[tw] OR results[tw] OR test[tw] OR tests[tw])) OR generaliza*[tiab] OR generalisa*[tiab] OR concordance[tiab] OR (intraclass[tiab] AND correlation*[tiab]) OR discriminative[tiab] OR “known group”[tiab] OR “factor analysis”[tiab] OR “factor analyses”[tiab] OR “factor structure”[tiab] OR “factor structures”[tiab] OR dimension*[tiab] OR subscale*[tiab] OR (multitrait[tiab] AND scaling[tiab] AND (analysis[tiab] OR analyses[tiab])) OR “item discriminant”[tiab] OR “interscale correlation*”[tiab] OR error[tiab] OR errors[tiab] OR “individual variability”[tiab] OR “interval variability”[tiab] OR “rate variability”[tiab] OR (variability[tiab] AND (analysis[tiab] OR values[tiab])) OR (uncertainty[tiab] AND (measurement[tiab] OR measuring[tiab])) OR “standard error of measurement”[tiab] OR sensitiv*[tiab] OR responsive*[tiab] OR (limit[tiab] AND detection[tiab]) OR “minimal detectable concentration”[tiab] OR interpretab*[tiab] OR ((minimal[tiab] OR minimally[tiab] OR clinical[tiab] OR clinically[tiab]) AND (important[tiab] OR significant[tiab] OR detectable[tiab]) AND (change[tiab] OR difference[tiab])) OR (small*[tiab] AND (real[tiab] OR detectable[tiab]) AND (change[tiab] OR difference[tiab])) OR “meaningful change”[tiab] OR “ceiling effect”[tiab] OR “floor effect”[tiab] OR “Item response model”[tiab] OR IRT[tiab] OR Rasch[tiab] OR “Differential item functioning”[tiab] OR DIF[tiab] OR “computer adaptive testing”[tiab] OR “item bank”[tiab] OR “cross-cultural equivalence”[tiab]</text:p>
      <text:p text:style-name="P10"/>
      <text:p text:style-name="P7">#5</text:p>
      <text:p text:style-name="P12">(“addresses”[Publication Type] OR “biography”[Publication Type] OR “case reports”[Publication Type] OR “comment”[Publication Type] OR “directory”[Publication Type] OR “editorial”[Publication Type] OR “festschrift”[Publication Type] OR “interview”[Publication Type] OR “lectures”[Publication Type] OR “legal cases”[Publication Type] OR “legislation”[Publication Type] OR “letter”[Publication Type] OR “news”[Publication Type] OR “newspaper article”[Publication Type] OR “patient education handout”[Publication Type] OR “popular works”[Publication Type] OR “congresses”[Publication Type] OR “consensus development conference”[Publication Type] OR “consensus development conference, nih”[Publication Type] OR “practice guideline”[Publication Type]) NOT (“animals”[MeSH Terms] NOT “humans”[MeSH Terms])</text:p>
      <text:p text:style-name="P16">#1</text:p>
      <text:p text:style-name="P14">(((((“Articular range of motion”[Title/Abstract]) OR “joint range of motion”[Title/Abstract]) OR “range of motion”[Title/Abstract]) OR “range of movement”[Title/Abstract])<text:span text:style-name="T1">)</text:span> OR ((“range of motion, articular”[MeSH Terms]))</text:p>
      <text:p text:style-name="P14"/>
      <text:p text:style-name="P3">#2</text:p>
      <text:p text:style-name="P14">((“scapula”[MeSH] OR “scapula*”[Tiab]))</text:p>
      <text:p text:style-name="P14"/>
      <text:p text:style-name="P6">#3</text:p>
      <text:p text:style-name="P11">(((((((((“physical examination”[MeSH Terms]) OR “diagnostic tests, routine”[MeSH Terms]) OR “anatomic landmarks”[MeSH Terms]) OR “delayed diagnosis”[MeSH Terms]) OR “diagnosis, differential”[MeSH Terms]) OR “diagnostic imaging”[MeSH Terms]) OR “diagnostic errors”[MeSH Terms])) OR ((((((((((((((((((((((“physical examination”[Title/Abstract]) OR “physical examinations”[Title/Abstract]) OR (“physical examinations and diagnoses”[Title/Abstract])) OR “routine diagnostic tests”[Title/Abstract]) OR “routine diagnostic test”[Title/Abstract]) OR “diagnostic test”[Title/Abstract]) OR “diagnostic tests”[Title/Abstract]) OR “anatomic landmarks”[Title/Abstract]) OR “anatomic landmark”[Title/Abstract]) OR “delayed diagnosis”[Title/Abstract]) OR “delayed diagnoses”[Title/Abstract]) OR “late diagnosis”[Title/Abstract]) OR “late diagnoses”[Title/Abstract]) OR “differential diagnosis”[Title/Abstract]) OR “differential diagnoses”[Title/Abstract]) OR “diagnostic errors”[Title/Abstract]) OR “diagnostic error”[Title/Abstract]) OR misdiagnosis[Title/Abstract]) OR misdiagnoses[Title/Abstract]) OR “diagnostic imaging”[Title/Abstract]) OR “medical imaging”[Title/Abstract])))) <text:span text:style-name="T3">OR ((“Physical Examination” [Mesh] OR Physical Examination OR “Examinations, Physical” OR “Physical </text:span>Examinations” OR “Physical Exam” OR “Exam, Physical” OR “Exams, Physical” OR “Physical Exams” OR “Examination, Physical” OR “Physical Examinations and Diagnoses” OR Measure OR Measurement OR “Clinical Outcome” OR “Exercise Test” “Physical Examination”[Mesh] OR “Physical Examination” OR “Examinations, Physical” OR “Physical Examinations” OR “Physical Exam” OR “Exam, Physical” OR “Exams, Physical” OR “Physical Exams” OR “Examination, Physical” OR “Physical Examinations and Diagnoses”<text:span text:style-name="T3">)) OR ((Quantitative OR Scale OR “Measure; Measurement” OR “Measurements; Evaluation” OR </text:span>Rating OR “<text:span text:style-name="T3">D</text:span>iagnosis, ComputerAssisted / instrumentation” OR “Diagnosis, Computer-<text:span text:style-name="T3">A</text:span>ssisted / methods<text:span text:style-name="T3">))</text:span></text:p>
      <text:p text:style-name="P11"/>
      <text:p text:style-name="P6">#4</text:p>
      <text:p text:style-name="P11">instrumentation[sh] OR methods[sh] OR “Validation Studies”[pt] OR “Comparative Study”[pt] OR “psychometrics”[MeSH] OR psychometr*[tiab] OR clinimetr*[tw] OR clinometr*[tw] OR “outcome assessment (health care)”[MeSH] OR “outcome assessment”[tiab] OR “outcome measure*”[tw] OR “observer variation”[MeSH] OR “observer variation”[tiab] OR “Health Status Indicators”[Mesh] OR “reproducibility of results”[MeSH] OR reproducib*[tiab] OR “discriminant analysis”[MeSH] OR reliab*[tiab] OR unreliab*[tiab] OR valid*[tiab] OR “coefficient of variation”[tiab] OR coefficient[tiab] OR homogeneity[tiab] OR homogeneous[tiab] OR “internal consistency”[tiab] OR (cronbach*[tiab] AND (alpha[tiab] OR alphas[tiab])) OR (item[tiab] AND (correlation*[tiab] OR selection*[tiab] OR reduction*[tiab])) OR agreement[tw] OR precision[tw] OR imprecision[tw] OR “precise values”[tw] OR test-retest[tiab] OR (test[tiab] AND retest[tiab]) OR (reliab*[tiab] AND (test[tiab] OR retest[tiab])) OR stability[tiab] OR interrater[tiab] OR interrater[tiab] OR intrarater[tiab] OR intrarater[tiab] OR intertester[tiab] OR intertester[tiab] OR intratester[tiab] OR within-tester[tiab] OR interobserver[tiab] OR interobserver[tiab] OR intraobserver[tiab] OR intraobserver[tiab] OR intertechnician[tiab] OR intertechnician[tiab] OR intratechnician[tiab] OR intratechnician[tiab] OR interexaminer[tiab] OR interexaminer[tiab] OR intraexaminer[tiab] OR intraexaminer[tiab] OR interassay[tiab] OR interassay[tiab] OR intraassay[tiab] OR intraassay[tiab] OR interindividual[tiab] OR interindividual[tiab] OR intraindividual[tiab] OR intraindividual[tiab] OR interparticipant[tiab] OR interparticipant[tiab] OR <text:soft-page-break/>intraparticipant[tiab] OR intraparticipant[tiab] OR kappa[tiab] OR kappa’s[tiab] OR kappas[tiab] OR repeatab*[tw] OR ((replicab*[tw] OR repeated[tw]) AND (measure[tw] OR measures[tw] OR findings[tw] OR result[tw] OR results[tw] OR test[tw] OR tests[tw])) OR generaliza*[tiab] OR generalisa*[tiab] OR concordance[tiab] OR (intraclass[tiab] AND correlation*[tiab]) OR discriminative[tiab] OR “known group”[tiab] OR “factor analysis”[tiab] OR “factor analyses”[tiab] OR “factor structure”[tiab] OR “factor structures”[tiab] OR dimension*[tiab] OR subscale*[tiab] OR (multitrait[tiab] AND scaling[tiab] AND (analysis[tiab] OR analyses[tiab])) OR “item discriminant”[tiab] OR “interscale correlation*”[tiab] OR error[tiab] OR errors[tiab] OR “individual variability”[tiab] OR “interval variability”[tiab] OR “rate variability”[tiab] OR (variability[tiab] AND (analysis[tiab] OR values[tiab])) OR (uncertainty[tiab] AND (measurement[tiab] OR measuring[tiab])) OR “standard error of measurement”[tiab] OR sensitiv*[tiab] OR responsive*[tiab] OR (limit[tiab] AND detection[tiab]) OR “minimal detectable concentration”[tiab] OR interpretab*[tiab] OR ((minimal[tiab] OR minimally[tiab] OR clinical[tiab] OR clinically[tiab]) AND (important[tiab] OR significant[tiab] OR detectable[tiab]) AND (change[tiab] OR difference[tiab])) OR (small*[tiab] AND (real[tiab] OR detectable[tiab]) AND (change[tiab] OR difference[tiab])) OR “meaningful change”[tiab] OR “ceiling effect”[tiab] OR “floor effect”[tiab] OR “Item response model”[tiab] OR IRT[tiab] OR Rasch[tiab] OR “Differential item functioning”[tiab] OR DIF[tiab] OR “computer adaptive testing”[tiab] OR “item bank”[tiab] OR “cross-cultural equivalence”[tiab]</text:p>
      <text:p text:style-name="P11"/>
      <text:p text:style-name="P8">#5</text:p>
      <text:p text:style-name="P17"><text:span text:style-name="T8">(“addresses”[Publication Type] OR “biography”[Publication Type] OR “case reports”[Publication Type] OR “comment”[Publication Type] OR “directory”[Publication Type] OR “editorial”[Publication Type] OR “festschrift”[Publication Type] OR “interview”[Publication Type] OR “lectures”[Publication Type] OR “legal cases”[Publication Type] OR “legislation”[Publication Type] OR “letter”[Publication Type] OR “news”[Publication Type] OR “newspaper article”[Publication Type] OR “patient education handout”[Publication Type] OR “popular works”[Publication Type] OR “congresses”[Publication Type] OR “consensus development conference”[Publication Type] OR “consensus development conference, nih”[Publication Type] OR “practice guideline”[Publication Type] </text:span><text:span text:style-name="T9">OR</text:span><text:span text:style-name="T8"> “</text:span><text:span text:style-name="Emphasis"><text:span text:style-name="T5">Clinical Trial</text:span></text:span><text:span text:style-name="Emphasis"><text:span text:style-name="T8">”[Publication Type] </text:span></text:span><text:span text:style-name="Emphasis"><text:span text:style-name="T9">OR</text:span></text:span><text:span text:style-name="Emphasis"><text:span text:style-name="T5"> “Clinical Trial, Protocol</text:span></text:span><text:span text:style-name="Emphasis"><text:span text:style-name="T8">”[Publication Type] </text:span></text:span><text:span text:style-name="Emphasis"><text:span text:style-name="T9">OR “</text:span></text:span><text:span text:style-name="Emphasis"><text:span text:style-name="T5">Clinical Trial, Phase I</text:span></text:span><text:span text:style-name="Emphasis"><text:span text:style-name="T8">”[Publication Type] </text:span></text:span><text:span text:style-name="Emphasis"><text:span text:style-name="T9">OR “</text:span></text:span><text:span text:style-name="Emphasis"><text:span text:style-name="T5">Clinical Trial, Phase II</text:span></text:span><text:span text:style-name="Emphasis"><text:span text:style-name="T8">”[Publication Type] </text:span></text:span><text:span text:style-name="Emphasis"><text:span text:style-name="T9">OR</text:span></text:span><text:span text:style-name="Emphasis"><text:span text:style-name="T5"> “Clinical Trial, Phase III</text:span></text:span><text:span text:style-name="Emphasis"><text:span text:style-name="T8">”[Publication Type] </text:span></text:span><text:span text:style-name="Emphasis"><text:span text:style-name="T9">OR “</text:span></text:span><text:span text:style-name="Emphasis"><text:span text:style-name="T5">Clinical Trial, Phase IV</text:span></text:span><text:span text:style-name="Emphasis"><text:span text:style-name="T8">”[Publication Type] </text:span></text:span><text:span text:style-name="Emphasis"><text:span text:style-name="T9">OR</text:span></text:span><text:span text:style-name="Emphasis"><text:span text:style-name="T5"> “Clinical Trial, Veterinary</text:span></text:span><text:span text:style-name="Emphasis"><text:span text:style-name="T8">”[Publication Type] </text:span></text:span><text:span text:style-name="Emphasis"><text:span text:style-name="T9">OR</text:span></text:span><text:span text:style-name="Emphasis"><text:span text:style-name="T5"> “Controlled Clinical Trial</text:span></text:span><text:span text:style-name="Emphasis"><text:span text:style-name="T8">”[Publication Type] </text:span></text:span><text:span text:style-name="Emphasis"><text:span text:style-name="T9">OR</text:span></text:span><text:span text:style-name="Emphasis"><text:span text:style-name="T5"> “Pragmatic Clinical Trial</text:span></text:span><text:span text:style-name="Emphasis"><text:span text:style-name="T8">”[Publication Type] </text:span></text:span><text:span text:style-name="Emphasis"><text:span text:style-name="T9">OR</text:span></text:span><text:span text:style-name="Emphasis"><text:span text:style-name="T5"> “Randomized Controlled Trial</text:span></text:span><text:span text:style-name="Emphasis"><text:span text:style-name="T8">”[Publication Type]</text:span></text:span><text:span text:style-name="T8">)</text:span></text:p>
      <text:p text:style-name="P22"><text:span text:style-name="T14">#</text:span><text:span text:style-name="T15">1 – </text:span><text:span text:style-name="T16">Característica</text:span></text:p>
      <text:p text:style-name="P21"><text:span text:style-name="T10">motion[Title/Abstract] OR motions[Title/Abstract] OR “Articular range of motion”[Title/Abstract] OR “joint range of motion”[Title/Abstract] OR “joint flexibility”[Title/Abstract] OR “range of motion”[Title/Abstract] OR “passive range of motion”[Title/ Abstract] OR “range of movement”[Title/Abstract] OR movement[Title/Abstract] OR movements[Title/Abstract] OR kinesis[Title/Abstract] OR kineses[Title/Abstract] OR kinematics[Title/Abstract] OR “scapular kinematics”[Title/Abstract] OR “</text:span><text:span text:style-name="T11">acromioclavicular</text:span><text:span text:style-name="T10"> kinematics”[Title/Abstract] </text:span><text:span text:style-name="T11">OR </text:span><text:span text:style-name="T10">“scapulothoracic kinematics”[Title/Abstract] </text:span><text:span text:style-name="T12">OR “motion analysis protocol”</text:span><text:span text:style-name="T10">[Title/Abstract] </text:span><text:span text:style-name="T12">OR rotation[Title/Abstract] OR rotations[Title/Abstract]</text:span><text:span text:style-name="T10"> OR “motion”[MeSH] OR “range of motion, articular”[MeSH] OR “movement”[MeSH] OR “kinesis”[MeSH] </text:span><text:span text:style-name="T12">OR "Rotation"[Mesh]</text:span></text:p>
      <text:p text:style-name="P19"><text:span text:style-name="T5"/></text:p>
      <text:p text:style-name="P20"><text:span text:style-name="T15">#2 – </text:span><text:span text:style-name="T16">Objeto </text:span></text:p>
      <text:p text:style-name="P20"><text:span text:style-name="T16"/></text:p>
      <text:p text:style-name="P20"><text:span text:style-name="T16"/></text:p>
      <text:p text:style-name="P18"><text:span text:style-name="T13">#3 – Tipo de Instrumento</text:span></text:p>
      <text:p text:style-name="P18"><text:span text:style-name="T13"/></text:p>
      <text:p text:style-name="P18"><text:span text:style-name="T13"/></text:p>
      <text:p text:style-name="P18"><text:span text:style-name="T13">#4 – Propriedades clinimétricas</text:span></text:p>
      <text:p text:style-name="P18"><text:span text:style-name="T13"/></text:p>
      <text:p text:style-name="P18"><text:span text:style-name="T13"/></text:p>
      <text:p text:style-name="P18"><text:span text:style-name="T14">#5 – Filtro de Exclusã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20:20:05.400794113</meta:creation-date>
    <dc:date>2022-04-26T19:07:46.321900454</dc:date>
    <meta:editing-duration>PT45M41S</meta:editing-duration>
    <meta:editing-cycles>8</meta:editing-cycles>
    <meta:generator>LibreOffice/6.4.7.2$Linux_X86_64 LibreOffice_project/40$Build-2</meta:generator>
    <meta:document-statistic meta:table-count="0" meta:image-count="0" meta:object-count="0" meta:page-count="7" meta:paragraph-count="36" meta:word-count="2024" meta:character-count="20608" meta:non-whitespace-character-count="18614"/>
  </office:meta>
</office:document-meta>
</file>